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10.5pt" style:font-size-asian="10.5pt" style:font-size-complex="10.5pt"/>
    </style:style>
    <style:style style:name="P2" style:family="paragraph" style:parent-style-name="Heading_20_3">
      <style:text-properties style:font-name="Liberation Sans" fo:font-size="10.5pt" style:font-size-asian="10.5pt" style:font-size-complex="10.5pt"/>
    </style:style>
    <style:style style:name="P3" style:family="paragraph" style:parent-style-name="Heading_20_3">
      <style:paragraph-properties fo:margin-left="0.4925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Heading_20_3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5" style:family="paragraph" style:parent-style-name="Heading_20_2">
      <style:text-properties style:font-name="Liberation Sans" fo:font-size="10.5pt" style:font-size-asian="10.5pt" style:font-size-complex="10.5pt"/>
    </style:style>
    <style:style style:name="P6" style:family="paragraph" style:parent-style-name="Heading_20_1">
      <style:text-properties style:font-name="Liberation Sans" fo:font-size="10.5pt" style:font-size-asian="10.5pt" style:font-size-complex="10.5pt"/>
    </style:style>
    <style:style style:name="P7" style:family="paragraph" style:parent-style-name="Heading_20_1">
      <style:paragraph-properties fo:break-before="page"/>
      <style:text-properties style:font-name="Liberation Sans" fo:font-size="10.5pt" style:font-size-asian="10.5pt" style:font-size-complex="10.5pt"/>
    </style:style>
    <style:style style:name="P8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9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0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Sans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1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1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1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1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1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1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32" style:family="paragraph" style:parent-style-name="Standard">
      <style:paragraph-properties fo:break-before="page"/>
      <style:text-properties style:font-name="Liberation Sans" fo:font-size="10.5pt" style:font-size-asian="10.5pt" style:font-size-complex="10.5pt"/>
    </style:style>
    <style:style style:name="P33" style:family="paragraph" style:parent-style-name="Standard" style:list-style-name="L2">
      <style:paragraph-properties fo:margin-left="0.4925in" fo:margin-right="0.7654in" fo:text-indent="0in" style:auto-text-indent="false"/>
      <style:text-properties style:font-name="Liberation Sans" fo:font-size="10.5pt" style:font-size-asian="10.5pt" style:font-size-complex="10.5pt"/>
    </style:style>
    <style:style style:name="P34" style:family="paragraph" style:parent-style-name="Standard" style:list-style-name="L2">
      <style:paragraph-properties fo:margin-left="0.4925in" fo:margin-right="0.7654in" fo:text-indent="0in" style:auto-text-indent="false"/>
      <style:text-properties style:font-name="Liberation Sans" fo:font-size="10.5pt" style:font-size-asian="10.5pt" style:font-size-complex="10.5pt"/>
    </style:style>
    <style:style style:name="P35" style:family="paragraph" style:parent-style-name="Standard" style:list-style-name="L2">
      <style:paragraph-properties fo:margin-left="0.4925in" fo:margin-right="0.7654in" fo:text-indent="0in" style:auto-text-indent="false"/>
      <style:text-properties style:font-name="Liberation Sans" fo:font-size="10.5pt" style:font-size-asian="10.5pt" style:font-size-complex="10.5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vidualism</text:p>
      <text:h text:style-name="P6" text:outline-level="1">Individualism, liberty and autonomy</text:h>
      <text:p text:style-name="P12">demonstrating multiple facets of individualism </text:p>
      <text:h text:style-name="P5" text:outline-level="2">strands</text:h>
      <text:h text:style-name="P2" text:outline-level="3">ontological liberalism</text:h>
      <text:list text:style-name="L1">
        <text:list-item>
          <text:p text:style-name="P8">philosophy of being </text:p>
        </text:list-item>
        <text:list-item>
          <text:p text:style-name="P8">is critical of primacy of society over the individual - why demand depravation of Individual liberty for the social construct? </text:p>
        </text:list-item>
        <text:list-item>
          <text:p text:style-name="P8">does not give us any rational of autonomy or self-determination </text:p>
        </text:list-item>
      </text:list>
      <text:p text:style-name="P13"/>
      <text:p text:style-name="P12"/>
      <text:p text:style-name="P12">Indiv are more real than collectivities</text:p>
      <text:p text:style-name="P12">THEREFORE society has no right to limit freedom of individuals</text:p>
      <text:p text:style-name="P12"/>
      <text:p text:style-name="P12"/>
      <text:p text:style-name="P12">Mill, J. S.;</text:p>
      <text:list text:style-name="L2">
        <text:list-item>
          <text:p text:style-name="P33">everyone is free</text:p>
        </text:list-item>
        <text:list-item>
          <text:p text:style-name="P33">there are restrains on liberty than are rational and that are derived from the conception of liberty.</text:p>
        </text:list-item>
        <text:list-item>
          <text:p text:style-name="P33">Exercise of liberty must recognise the fundamental fact of liberty of all, not of the few. </text:p>
        </text:list-item>
      </text:list>
      <text:p text:style-name="P12"/>
      <text:p text:style-name="P12"/>
      <text:p text:style-name="P12">Individuals are authors of collectives; society is an abstraction, no greater than the sum of its parts</text:p>
      <text:p text:style-name="P12"/>
      <text:p text:style-name="P12"/>
      <text:p text:style-name="P12">The individual is shorthand, removes the need to enumerate all the individuals in a collective </text:p>
      <text:p text:style-name="P12"/>
      <text:p text:style-name="P12">The grammer of the multitude can be employed here; e.g. the plural <text:span text:style-name="T1">Individuals</text:span> enumerates multiple and most crucially <text:span text:style-name="T1">different </text:span>beings</text:p>
      <text:p text:style-name="P32">Hobbes</text:p>
      <text:list text:style-name="L1">
        <text:list-item text:start-value="1">
          <text:p text:style-name="P14">Individual more real than society, temporal grouping in social contract</text:p>
        </text:list-item>
      </text:list>
      <text:list text:style-name="L1">
        <text:list-item text:start-value="1">
          <text:p text:style-name="P14">More real; i.e. prior to?</text:p>
          <text:list>
            <text:list-item>
              <text:p text:style-name="P14">society is something made rather than found</text:p>
            </text:list-item>
          </text:list>
        </text:list-item>
      </text:list>
      <text:list text:style-name="L1">
        <text:list-item text:start-value="1">
          <text:p text:style-name="P14">society state law: formed through social contract between individuals</text:p>
        </text:list-item>
      </text:list>
      <text:p text:style-name="P12"/>
      <text:p text:style-name="P12"/>
      <text:p text:style-name="P12">Bentham</text:p>
      <text:list text:style-name="L1">
        <text:list-item text:start-value="1">
          <text:p text:style-name="P14">despenses with unhelpful and confusing Social Contract</text:p>
          <text:p text:style-name="P14">ficticious </text:p>
        </text:list-item>
      </text:list>
      <text:list text:style-name="L1">
        <text:list-item text:start-value="1">
          <text:p text:style-name="P14">utilitarian calculus; maximising the collective pleasure and minimising pain</text:p>
        </text:list-item>
      </text:list>
      <text:p text:style-name="P12"/>
      <text:p text:style-name="P12"/>
      <text:p text:style-name="P12">Arblaster - individualism is ontological call</text:p>
      <text:p text:style-name="P31">potential of absurdity in reduction of ontological liberalism</text:p>
      <text:p text:style-name="P12"/>
      <text:p text:style-name="P12"/>
      <text:p text:style-name="P12">de Sadé </text:p>
      <text:p text:style-name="P31">real individuals, persuing pleasure, consenting autonomous free agents could legitimate self-disolution of freedom</text:p>
      <text:p text:style-name="P12"/>
      <text:p text:style-name="P12"/>
      <text:p text:style-name="P12">inprescriptable/inalienable rights - can not sell ones self into slavery; can not give up own individual freedom</text:p>
      <text:p text:style-name="P12"/>
      <text:p text:style-name="P12"/>
      <text:p text:style-name="P12">liberal is not usually committed to the idea that society is not an abstraction, society is usually recognised as real, not as an abstraction</text:p>
      <text:p text:style-name="P12"/>
      <text:p text:style-name="P12"/>
      <text:p text:style-name="P12">ontological individualism allows humans to creativly express and fulfil ones self</text:p>
      <text:list text:style-name="L1">
        <text:list-item text:start-value="1">
          <text:p text:style-name="P14">freedom from external constraints...</text:p>
        </text:list-item>
      </text:list>
      <text:list text:style-name="L1">
        <text:list-item text:start-value="1">
          <text:p text:style-name="P14">capacity to decide for myself</text:p>
        </text:list-item>
      </text:list>
      <text:list text:style-name="L1">
        <text:list-item text:start-value="1">
          <text:p text:style-name="P14">exercise of freedom is the means by which people become themselves</text:p>
        </text:list-item>
      </text:list>
      <text:p text:style-name="P12"/>
      <text:p text:style-name="P32"/>
      <text:h text:style-name="P2" text:outline-level="3">religious individualism</text:h>
      <text:p text:style-name="P31">Lukes, S </text:p>
      <text:p text:style-name="P31">personal relationship with god, no intermediary</text:p>
      <text:p text:style-name="P31"/>
      <text:p text:style-name="P31"/>
      <text:h text:style-name="P2" text:outline-level="3">epistomological individualism</text:h>
      <text:p text:style-name="P31">sources of knowledge in the individual</text:p>
      <text:p text:style-name="P31"/>
      <text:p text:style-name="P31"/>
      <text:h text:style-name="P2" text:outline-level="3">methodological individualism</text:h>
      <text:h text:style-name="P3" text:outline-level="3" text:is-list-header="true">start with individuals to discover social whole</text:h>
      <text:p text:style-name="P11"/>
      <text:p text:style-name="P11"/>
      <text:h text:style-name="P2" text:outline-level="3">ethical liberalism</text:h>
      <text:p text:style-name="P31">see seperate mind map</text:p>
      <text:p text:style-name="P31"/>
      <text:p text:style-name="P31"/>
      <text:h text:style-name="P5" text:outline-level="2">are these strands joined or disperate?</text:h>
      <text:h text:style-name="P4" text:outline-level="3">a mobilised vocabulary of thought</text:h>
      <text:h text:style-name="P4" text:outline-level="3">these multiple strands have come to depend on the multiple senses on Individualism, refering to one refers to all. </text:h>
      <text:h text:style-name="P4" text:outline-level="3">each trades on the familiar currency of the other </text:h>
      <text:h text:style-name="P6" text:outline-level="1" text:is-list-header="true"/>
      <text:h text:style-name="P7" text:outline-level="1">conceptions of freedom</text:h>
      <text:h text:style-name="P5" text:outline-level="2">Ancient</text:h>
      <text:h text:style-name="P2" text:outline-level="3">freedom found in a social contract</text:h>
      <text:h text:style-name="P2" text:outline-level="3">citizen presuposses the polis</text:h>
      <text:h text:style-name="P2" text:outline-level="3">to be self-governing as a collectivity</text:h>
      <text:h text:style-name="P2" text:outline-level="3">humans inherenetly belong and can only be understood within the matrix of society</text:h>
      <text:h text:style-name="P2" text:outline-level="3">freedom is social and political</text:h>
      <text:list text:style-name="L1">
        <text:list-item text:start-value="1">
          <text:p text:style-name="P14">citizens are free, many are not citizens</text:p>
          <text:p text:style-name="P14">slaves, women &amp;tc </text:p>
        </text:list-item>
      </text:list>
      <text:list text:style-name="L1">
        <text:list-item text:start-value="1">
          <text:p text:style-name="P14">Greek freedom presupposes unfreedom (slavery) for coherency</text:p>
        </text:list-item>
      </text:list>
      <text:h text:style-name="P5" text:outline-level="2" text:is-list-header="true"/>
      <text:h text:style-name="P5" text:outline-level="2" text:is-list-header="true"/>
      <text:h text:style-name="P5" text:outline-level="2">Modern</text:h>
      <text:p text:style-name="P12">Confers little moral agency on the individual; ind is more real, important becuase it comes first (creating society), not becuase Ind is more moral. </text:p>
      <text:h text:style-name="P2" text:outline-level="3">freedom is not necessarily social</text:h>
      <text:list text:style-name="L1">
        <text:list-item text:start-value="1">
          <text:p text:style-name="P14">freedom as a human being, not as a citizen</text:p>
        </text:list-item>
      </text:list>
      <text:h text:style-name="P2" text:outline-level="3">trading of freedom for membership of society</text:h>
      <text:h text:style-name="P2" text:outline-level="3">only natural, ex-social, humans are freedom</text:h>
      <text:h text:style-name="P2" text:outline-level="3">individuals creating society, society is/should be subservient to its creators</text:h>
      <text:h text:style-name="P2" text:outline-level="3">trading off liberty to allow us to live in the company of others</text:h>
      <text:list text:style-name="L1">
        <text:list-item text:start-value="1">
          <text:p text:style-name="P14">legitmate depravation of liberty</text:p>
        </text:list-item>
      </text:list>
      <text:list text:style-name="L1">
        <text:list-item text:start-value="1">
          <text:p text:style-name="P14">choice in depravation</text:p>
        </text:list-item>
      </text:list>
      <text:list text:style-name="L1">
        <text:list-item text:start-value="1">
          <text:p text:style-name="P14">not coercion, manipu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b Dyke</dc:creator>
    <dc:date>2008-05-12T14:43:24</dc:date>
    <meta:printed-by>Rob Dyke</meta:printed-by>
    <meta:print-date>2008-05-12T14:43:20</meta:print-date>
    <meta:editing-cycles>1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0" meta:word-count="519" meta:character-count="3436"/>
  </office:meta>
</office:document-meta>
</file>